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c3f" officeooo:paragraph-rsid="00171c3f"/>
    </style:style>
    <style:style style:name="P2" style:family="paragraph" style:parent-style-name="Standard">
      <style:text-properties officeooo:rsid="00187281" officeooo:paragraph-rsid="00187281"/>
    </style:style>
    <style:style style:name="P3" style:family="paragraph" style:parent-style-name="Standard">
      <style:text-properties officeooo:rsid="00171c3f" officeooo:paragraph-rsid="00171c3f"/>
    </style:style>
    <style:style style:name="T1" style:family="text">
      <style:text-properties officeooo:rsid="00187281"/>
    </style:style>
    <style:style style:name="T2" style:family="text">
      <style:text-properties officeooo:rsid="00199fd1"/>
    </style:style>
    <style:style style:name="T3" style:family="text">
      <style:text-properties officeooo:rsid="001b0a2f"/>
    </style:style>
    <style:style style:name="T4" style:family="text">
      <style:text-properties officeooo:rsid="001ba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bert Ryszard Rozborski</text:p>
      <text:p text:style-name="P1"/>
      <text:p text:style-name="P1">Aplicación: Juego de estrategia/simulación histórica del periodo de la edad moderna.</text:p>
      <text:p text:style-name="P1"/>
      <text:p text:style-name="P1"/>
      <text:p text:style-name="P1"/>
      <text:p text:style-name="P1">Requisitos funcionales:</text:p>
      <text:p text:style-name="P1">- Tiene que ser fiel en la medida de lo posible a los acontecimientos históricos mundiales.</text:p>
      <text:p text:style-name="P1">- Tiene que tener una curva de aprendizaje que permita la captación de nuevos usuarios.</text:p>
      <text:p text:style-name="P1">- También tiene que tener la suficiente profundidad como para que no se convierta en un juego trivial y aburrido.</text:p>
      <text:p text:style-name="P1">- <text:span text:style-name="T1">Tiene que simular tanto la parte diplomática como la parte militar de los intereses de las naciones que controle el jugador.</text:span></text:p>
      <text:p text:style-name="P1">- <text:span text:style-name="T1">La IA tiene que adaptarse a la situación geopolítica que surja a raíz de las acciones del jugador y ser capaz de interactuar entre las naciones no controladas por los jugadores de acuerdo a unas prioridades dinámicas y semialeatorias para aumentar la rejugabilidad.</text:span></text:p>
      <text:p text:style-name="P1">- <text:span text:style-name="T1">Tiene que tratar con tacto y respeto los temas sensibles y atrocidades cometidas en el periódico histórico que comprenda el juego.</text:span></text:p>
      <text:p text:style-name="P1">- <text:span text:style-name="T1">Tiene que ofrecer explicaciones e información fácilmente accesible sobre las diferentes funciones y mecánicas que tiene a su disposición el jugador.</text:span></text:p>
      <text:p text:style-name="P1">- <text:span text:style-name="T1">Tiene que ofrecer un modo multijugador.</text:span></text:p>
      <text:p text:style-name="P1">- <text:span text:style-name="T1">Tiene que tener también un sistema de logros que de alguna forma peudan crear competición entre los jugadores.</text:span></text:p>
      <text:p text:style-name="P1"/>
      <text:p text:style-name="P2">Requisitos no funcionales:</text:p>
      <text:p text:style-name="P2">- Lenguajes de programación: c, <text:span text:style-name="T3">java,</text:span> <text:span text:style-name="T3">objective c, swift, </text:span>mysql.</text:p>
      <text:p text:style-name="P2">- Conocimientos de motor gráfico como unreal engine, clausewitz.</text:p>
      <text:p text:style-name="P2">- Servicio de servidores dedicados para el aspecto online del juego.</text:p>
      <text:p text:style-name="P2">- Sistema de verificación de que el usuario ha comprado el juego.</text:p>
      <text:p text:style-name="P2">- Consultores con conocimiento profundo de la historia <text:span text:style-name="T2">y la situación geopolítica </text:span>del periodo tratado en el juego.</text:p>
      <text:p text:style-name="P2">- <text:span text:style-name="T2">Conocimiento sobre programación de IA’s eficientes.</text:span></text:p>
      <text:p text:style-name="P2">- <text:span text:style-name="T3">Multiplataforma.</text:span></text:p>
      <text:p text:style-name="P2">- <text:span text:style-name="T4">Actualizaciones periódicas para añadir contenido en todas las partes del mundo.</text:span></text:p>
      <text:p text:style-name="P2">- <text:span text:style-name="T4">Contenido descarg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3:36:45.358798139</meta:creation-date>
    <dc:date>2022-12-19T08:56:27.341229335</dc:date>
    <meta:editing-duration>PT4M35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2" meta:word-count="290" meta:character-count="1828" meta:non-whitespace-character-count="1560"/>
  </office:meta>
</office:document-meta>
</file>